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0811in" fo:margin-top="0in" fo:margin-bottom="0.1799in" style:contextual-spacing="false" fo:line-height="115%" fo:text-align="center" style:justify-single-word="false" fo:padding="0.1in" fo:border-left="none" fo:border-right="none" fo:border-top="0.06pt solid #000000" fo:border-bottom="0.06pt solid #000000"/>
      <style:text-properties style:font-name="Arial1" fo:font-size="18pt" fo:letter-spacing="-0.0016in" fo:font-weight="normal" officeooo:rsid="0010ce83" officeooo:paragraph-rsid="000fbacb" style:font-size-asian="18pt" style:font-weight-asian="normal" style:font-size-complex="18pt" style:font-weight-complex="normal"/>
    </style:style>
    <style:style style:name="P2" style:family="paragraph" style:parent-style-name="Heading_20_1">
      <style:paragraph-properties fo:margin-left="0in" fo:margin-right="0.0811in" fo:margin-top="0in" fo:margin-bottom="0.1799in" style:contextual-spacing="false" fo:line-height="115%" fo:text-align="center" style:justify-single-word="false" fo:padding="0.1in" fo:border-left="none" fo:border-right="none" fo:border-top="0.06pt solid #000000" fo:border-bottom="0.06pt solid #000000"/>
      <style:text-properties style:font-name="Arial1" fo:font-size="18pt" officeooo:rsid="0010ec82" officeooo:paragraph-rsid="0010ec82" style:font-size-asian="18pt" style:font-size-complex="18pt"/>
    </style:style>
    <style:style style:name="P3" style:family="paragraph" style:parent-style-name="Standard">
      <style:text-properties style:font-name="Liberation Serif" fo:font-size="12pt" officeooo:paragraph-rsid="000fbacb" style:font-size-asian="12pt" style:font-size-complex="12pt"/>
    </style:style>
    <style:style style:name="P4" style:family="paragraph" style:parent-style-name="Text_20_body">
      <style:paragraph-properties fo:margin-left="0in" fo:margin-right="0in" fo:margin-top="0in" fo:margin-bottom="0.1799in" style:contextual-spacing="false" fo:text-align="center" style:justify-single-word="false" fo:orphans="2" fo:widows="2" fo:text-indent="0in" style:auto-text-indent="false"/>
      <style:text-properties fo:font-variant="normal" fo:text-transform="none" fo:color="#333333" loext:opacity="100%" style:font-name="Georgia" fo:font-size="12pt" fo:letter-spacing="normal" fo:font-style="normal" fo:font-weight="normal" officeooo:rsid="0055da6a" officeooo:paragraph-rsid="000fbacb" style:font-size-asian="12pt" style:font-size-complex="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0fbacb" style:font-size-asian="12pt" style:font-size-complex="12pt"/>
    </style:style>
    <style:style style:name="P6"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0ead20" style:font-size-asian="12pt" style:font-size-complex="12pt"/>
    </style:style>
    <style:style style:name="P7"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bold" style:font-size-asian="12pt" style:font-weight-asian="bold" style:font-size-complex="12pt" style:font-weight-complex="bold"/>
    </style:style>
    <style:style style:name="P8"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style:font-size-asian="12pt" style:font-size-complex="12pt"/>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1243b5"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124b09" style:font-size-asian="12pt" style:font-size-complex="12pt"/>
    </style:style>
    <style:style style:name="P11"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12e587" style:font-size-asian="12pt" style:font-size-complex="12pt"/>
    </style:style>
    <style:style style:name="P12"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192715" style:font-size-asian="12pt" style:font-size-complex="12pt"/>
    </style:style>
    <style:style style:name="P13"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style:font-size-asian="12pt" style:font-size-complex="12pt"/>
    </style:style>
    <style:style style:name="P14" style:family="paragraph" style:parent-style-name="Standard">
      <style:text-properties style:font-name="Georgia" fo:font-size="12pt" style:font-size-asian="12pt" style:font-size-complex="12pt"/>
    </style:style>
    <style:style style:name="T1" style:family="text">
      <style:text-properties fo:letter-spacing="-0.0016in" fo:font-weight="normal" style:font-weight-asian="normal" style:font-weight-complex="normal"/>
    </style:style>
    <style:style style:name="T2" style:family="text">
      <style:text-properties fo:letter-spacing="-0.0016in" fo:font-style="italic" fo:font-weight="normal" style:font-style-asian="italic" style:font-weight-asian="normal" style:font-style-complex="italic" style:font-weight-complex="normal"/>
    </style:style>
    <style:style style:name="T3" style:family="text">
      <style:text-properties officeooo:rsid="000ead20"/>
    </style:style>
    <style:style style:name="T4" style:family="text">
      <style:text-properties officeooo:rsid="001243b5"/>
    </style:style>
    <style:style style:name="T5" style:family="text">
      <style:text-properties officeooo:rsid="00124b09"/>
    </style:style>
    <style:style style:name="T6" style:family="text">
      <style:text-properties officeooo:rsid="0012e587"/>
    </style:style>
    <style:style style:name="T7" style:family="text">
      <style:text-properties officeooo:rsid="00142c79"/>
    </style:style>
    <style:style style:name="T8" style:family="text">
      <style:text-properties officeooo:rsid="0016237a"/>
    </style:style>
    <style:style style:name="T9" style:family="text">
      <style:text-properties officeooo:rsid="0017fc43"/>
    </style:style>
    <style:style style:name="T10" style:family="text">
      <style:text-properties officeooo:rsid="00192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Storytelling In Photography -</text:h>
      <text:h text:style-name="P2" text:outline-level="2"><text:span text:style-name="T1">How To Shoot </text:span><text:span text:style-name="T2">(fill in the blank)</text:span><text:span text:style-name="T1"> With Your Phone</text:span></text:h>
      <text:p text:style-name="P3"/>
      <text:p text:style-name="P4">Don Althaus, M.A.</text:p>
      <text:p text:style-name="P5">Whenever you get a new piece of gear you always - or should always – test and work with it to get as familiar as possible with it so when you are in the studio or out in the field you aren’t fumbling around trying to get it to work. The fumbling may be astonishingly frustrating. <text:span text:style-name="T3">H</text:span>opefully before you put your smartphone camera into even semi-production use you will work with it enough to become proficient in its operation. </text:p>
      <text:p text:style-name="P6">And one more thing as an introduction… this is not step-by-step guide to how to photograph a given subject but rather an overview of using the smartphone camera within each of the listed genre. It’s up to you to go out and do the testing.</text:p>
      <text:p text:style-name="P7">Portraiture</text:p>
      <text:p text:style-name="P8">Portraiture with a smartphone camera is not particularly different from - or more difficult than - any other type of portraiture. You simply have to honor what the camera can do for you and what it can’t.</text:p>
      <text:p text:style-name="P8">Let’s get the ‘can’t dos’ and the ‘workarounds’ out of the way first and much of this should address all of the popular concerns and preconceptions with doing smartphone camera portraiture.</text:p>
      <text:p text:style-name="P8">First and foremost, you can’t use that expensive studio flash that comes with all of the accessories you’ve been eyeing. The nature of how the smartphone camera’s “shutter” works precludes using any traditional flash. <text:span text:style-name="T4">In</text:span> smartphone cameras the sensor is scanned from top to bottom, line by line meaning the data coming from the sensor is read at slightly different times. The end of the last line marks the end of the “exposure” and, because of the timing difference between the reading of the first pixel and reading of the last pixel, syncing a traditional flash is impossible. Never fear, there is a workaround – well it’s not really a “workaround” it’s simply using different gear. The solution is to use a set of continuously burning <text:span text:style-name="T4">LED</text:span> panels. These now come in a variety of different types and prices. Many of these panels offer both brightness and hue control and can be used with various lighting modifiers.</text:p>
      <text:p text:style-name="P8">Of course the big, obvious workaround <text:span text:style-name="T4">here</text:span> is to use available light either in open shade or in a room that has a bright light field... <text:span text:style-name="T4">a</text:span>nd it is in both of these environments that the smartphone camera performs astonishingly well. Because of the physics of the smartphone camera – its incredible depth of field - throwing the background into soft focus which is now standard operating procedure for portraits – is extremely difficult.</text:p>
      <text:p text:style-name="P8">Here are some workarounds for that problem (in no particular order) -</text:p>
      <text:p text:style-name="P8"><text:soft-page-break/>The first workaround here is to simply embrace the depth of field and look for those compositions that allow you to concentrate on the subject(s) while making use of sharpness in the background to enhance the portrait. The second workaround is to increase the distance between the subject and the background while decreasing the distance between the subject and the camera. Of course the best way to do this is to use the telephoto lens at either 2x or 3x. This should soften the background some. The third workaround is to use the computational capabilities built into your phone with the portrait mode. If you have a fairly recent phone, you should have this feature which uses both the wide lens and the telephoto lens to soften the background. In the beginning, this mode was imprecise and at times easy to fool but more recent versions have improved to the point that it is truly ready for prime time.</text:p>
      <text:p text:style-name="P9">The true advantage of the smartphone camera for portraiture is its adaptability. It will provide “professional quality” photographs in any setting. It can be used in the studio with all of the lighting equipment and backgrounds or it can be pocketed and taken into the field for location work. </text:p>
      <text:p text:style-name="P9">The final consideration is the lens selection. If you are using portrait mode the lens selection will automatically come up at a 2x level zoom or a 3x level zoom. The recommendation is to leave it there as these levels are the points where the software is programmed to give the best results. If you are outdoors and trying to get a sweeping environmental portrait the wide lens might be your best choice.</text:p>
      <text:p text:style-name="P9">From this point, follow your standard approach to exposure using <text:span text:style-name="T4">either</text:span> the automatic system <text:span text:style-name="T4">(</text:span>with exposure compensation, <text:span text:style-name="T4">if necessary)</text:span> or going with the “pro” setup and setting ISO, shutter speed, white balance, etc., manually. </text:p>
      <text:p text:style-name="P9">Of course, if you are out with a group of friends doing portraits “on the fly” you needn’t worry about a lot of the technical stuff. Set the 2x or 3x zoom, frame your subject, tap the screen and hit the shutter button. The secret here is that in a more spontaneous setting, without all of the “stuff” and without the “stuffy” atmosphere, you will often get a more natural portrait. And that is an advantage that only the smartphone camera can give you.</text:p>
      <text:p text:style-name="P7">Weddings</text:p>
      <text:p text:style-name="P10">Yes, you can photograph weddings with a smartphone camera! First and foremost – if you are at the wedding as a guest you are probably going to want to get some photographs of your own but don’t get in the way of the hired professional who is there on a contract to memorialize the happy couple’s big day! If you are there as the photographer – be it paid or doing a friend a favor – remember you are there to tell the story of the day and, as such, your day will probably start early and end late. </text:p>
      <text:p text:style-name="P10">The advantage to doing your work with a smartphone camera is the ultimate portability. You can get in and out of places without having the cumbersome bag on your shoulder, you can get in and out without the cumbersome camera body and lens and flash around your neck and in your hands, you can get in and out of places… the list can go on! There is really nothing outside of the ordinary to shooting a wedding with a smartphone camera vs. a discrete camera.</text:p>
      <text:p text:style-name="P8"><text:soft-page-break/>A few pointers -</text:p>
      <text:p text:style-name="P8">When you are in the church during the ceremony, set the flash to off and rely on available light. There is nothing more distracting or disrespectful of the situation than a photographer parading around the church during the ceremony with a flash going off.<text:line-break/><text:line-break/>When you are doing the <text:span text:style-name="T5">photographs</text:span> of the bride, groom and wedding party after the ceremony, have the flash set to either "Auto" or “On”. When you are photographing at the reception have the flash set to “Auto”.</text:p>
      <text:p text:style-name="P10">As for setting the exposure – don’t take the chance you will get it wrong… work in Photo mode and let the camera do all of the heavy lifting for you. As for the appropriate lens selection, you will make that choice based on the activity or the group you are photographing at the time.</text:p>
      <text:p text:style-name="P8">For those moments that have some action in them – cutting the cake, the bouquet toss, the first few seconds of the first dance, use burst mode.</text:p>
      <text:p text:style-name="P8">And one last thing that should go without saying… make sure you have that external battery. You will <text:span text:style-name="T5">probably </text:span>need it.</text:p>
      <text:p text:style-name="P8">And one more last thing – make sure you have a clear plan for the day and make sure you make that plan known to bride, groom and others in the wedding party. That doesn’t mean things might not change but your plan will make things go a lot smoother.</text:p>
      <text:p text:style-name="P7">Landscape</text:p>
      <text:p text:style-name="P8">Like the majority of genre here, there are no special requirements or specifications for shooting landscape photography using a smartphone camera. If fact, with its portability, the smartphone camera may have an advantage allowing you greater exploratory reach than if you’re lugging a giant camera with lens, a cumbersome, shoulder-killing bag and maybe an uncooperative tripod. Just put the camera in your pocket and hike on!</text:p>
      <text:p text:style-name="P8">Having said that, there are some considerations…</text:p>
      <text:p text:style-name="P8">The first being the aspect ratio you want to use. Set your aspect ratio to 4:3. If you set your aspect ratio to 16:9 or 1:1 you are simply cropping the sensor which is natively a 4:3 ratio. You can crop to any aspect ratio or print size you want in post processing. (If you are looking for a "sweeping panoramic" use the ultrawide camera.)</text:p>
      <text:p text:style-name="P8">A second consideration is whether to photograph in color or black and white.</text:p>
      <text:p text:style-name="P8">Traditionally, landscape photography was done in black and white mostly because color materials could not be controlled in the processing and printing like black and white materials could. And that tradition has continued well into the modern period with photographers continuing to use large format film with all of the associated equipment and processing.</text:p>
      <text:p text:style-name="P8">The smartphone camera offers you a number of filters and presets that can be applied to your exposure including several to convert the color photograph to black and white. An advantage here is that these filters give a different tone to the photographs so, conceivably, you could shoot one in color and then three or four using the different black and white filters. Some <text:soft-page-break/>systems allow you to blend the effect with the original so you have the potential to have a somewhat <text:span text:style-name="T6">de</text:span>saturated color photograp<text:span text:style-name="T6">h</text:span>. But if you chose to go that route, remember you are still exposing for a positive and not a negative so the exposure would still be made for the highlights and not the shadows.</text:p>
      <text:p text:style-name="P8">Another consideration here is exploiting the incredible depth of field smartphone cameras offer. In the past photographers would use a tilting front lens standard to get as much of the scene in focus as possible. Tilting the standard down just the right amount would would pull the “near” into focus while keeping the “far” focused as well. This was a delicate balancing act. Today, the cameras on the smartphone do that naturally and will give astonishing focus (sharpness) front to back, near to far. It is a characteristic that can be exploited in the composition of your scene. As with all photography, the watchword here is compose then expose.</text:p>
      <text:p text:style-name="P7">Product</text:p>
      <text:p text:style-name="P8">The photography that goes into launching a new product, be a new line of shoes, beverage or perfume can be be excruciatingly intense. It can take hours or days to make sure everything is just right. Big studios. Big crews. Big lighting. Big cameras. Big tethering. All to make sure the photograph of the product is absolutely perfect. If you want to photograph something you made – original pottery, craft soaps, designed candles, etc – to put on any of the numerous marketplaces online you will need a photograph to accompany the listing. You don’t have to have the big studios, crews, lighting and cameras to do it. With a little ingenuity, some patience and a smartphone camera, your product can look as good “in print” as any you have seen.</text:p>
      <text:p text:style-name="P8">This is, however, one of the genre where you wont be able to use just your phone to get the photograph. You will need a few accessories.</text:p>
      <text:p text:style-name="P11">First, you will need a tripod and an adapter that holds a smartphone camera. While you can try to hand hold the camera, for consistency you should have the camera on a tripod. This can be a full size, stand-on-the-floor type or it can be a mini, place-on-the-table tripod. </text:p>
      <text:p text:style-name="P11"><text:span text:style-name="T6">In this first approach to photographing your product</text:span> you will need a sweep. A sweep is a piece of flexible paper or thin card stock like a thin piece of poster board that will be the floor for your set and then bend upwards to make the background. The sweep gives you a continuous, unbroken background as the bend is undetectable in the photograph.</text:p>
      <text:p text:style-name="P8">A second approach is to use a “context setting” for whatever it is you are photographing. If your product is something for the kitchen, the photograph could done in that context. Say you make wooden craft salad tossing forks. These could be photographed on a counter with a glass salad bowl in the immediate background filled with a visually attractive salad of some kind. Or let’s say you make miniature strawberry pots. These could be photographed sitting on a potter’s bench with various gardening tools around and maybe a small bag of potting soil.</text:p>
      <text:p text:style-name="P8">Lighting is always an issue with product work. It is best to use natural light so your set will either have to be near a large window or in a room with large windows and a bright light field. <text:soft-page-break/>For flat or nearly flat items, they can be laid on a background and photographed from above, again using natural light from a window or in a room with a bright light field. If you don’t have sufficient natural or available light, you can always use artificial light.</text:p>
      <text:p text:style-name="P8">Architect’s desk lamps with 100 watt daylight LED bulbs make excellent light sources. Once everything is setup, once the lighting is perfect, once the scene is absolutely perfect, once everything has been double and triple checked , you are almost ready. Make sure (again) the subject is in absolute sharp focus and then, to make sure there is absolutely no possible vibration to cause camera shake, use your camera’s self-timer. With a setting of 10 seconds everything should be settled down and you will have a perfect product shot.</text:p>
      <text:p text:style-name="P7">Sports</text:p>
      <text:p text:style-name="P8">Sports is the one genre that many people are adamant about a smartphone camera’s inability to compete with a discrete camera. They insist that if you are in the crowd at almost any professional event, be it auto racing, baseball, football, tennis or golf, the real camera is always far superior to a phone. And then to prove their point they often show photographs obviously done by photographers who have event passes and are shooting at field level or from the designated photography areas.</text:p>
      <text:p text:style-name="P8"><text:span text:style-name="T7">Big </text:span>Reality <text:span text:style-name="T7">C</text:span>heck: there are any number of events that do not allow you to cart all of your photography stuff (read: cumbersome bag) into the stadium as it can be a real hazard for people moving around. They certainly do not allow tripods or monopods to be brought in. And there are many events that don’t allow spectators to bring “professional cameras” in the stadium. The definition of a "professional camera" is usually any camera that won't fit in your pocket.</text:p>
      <text:p text:style-name="P8">Having said all of that, YES, you can shoot sports photos using a smartphone camera. And there are plenty of examples. Football games have been photographed with smartphone cameras. Baseball games have been photographed. Some motorsports have been photographed.</text:p>
      <text:p text:style-name="P8">But there are some restrictions here…</text:p>
      <text:p text:style-name="P8">First, in all fairness, you will be limited to photographing sports during the day. The low light response of the more recent smartphone cameras has improved markedly but they are not quite to the point of being able to keep up with a running back powering through the line of scrimmage during Friday night’s game against the cross town rivals. Maybe a few generations from now, but not now.</text:p>
      <text:p text:style-name="P8">The preceding may seem a bit discouraging but don’t let it be.</text:p>
      <text:p text:style-name="P8">The first thing you want to do in photographing sports is know the game you are photographing. This will help you understand what is going on on the field or the court and, with a little experience, be able to anticipate what might happen and prepare yourself to photograph the action. The second thing you want to do is pick a spot where the action will come to you rather than you trying to chase it down. One of the problems with this is that spot can be behind a chain link fence (think the backstop on a Little League field or the spectator <text:soft-page-break/>area around the local BMX track or at the tennis court). To get past this make sure the lens you are using is in the opening between the chain links. Of course you will have to hold the camera up to the fence so be careful not to let any of the other lenses on your camera come in contact with the metal of the fence. Granted, if you are photographing golf you will have to move from hole to hole!</text:p>
      <text:p text:style-name="P8">Once you pick your spot, you will probably have to use your camera’s telephoto capability. For most phones th<text:span text:style-name="T7">ese</text:span> a<text:span text:style-name="T7">re</text:span> 2x, 3x <text:s/><text:span text:style-name="T7">or 5x </text:span>capacit<text:span text:style-name="T7">ies</text:span> and you might have to go back and forth between the t<text:span text:style-name="T7">hem</text:span>. Some of the ultra-zoom flagship smartphone cameras might be able to go in a whole lot more. If you have one of those, you’ll have to experiment.</text:p>
      <text:p text:style-name="P8">If you are shooting a sport with a lot of movement you will probably want to pan with the action. If you are following a soccer player bringing the ball downfield, a base runner going to first or a rider on the BMX track - you are going to want to pan with the action. Generally you are going to want to keep the player, rider, etc., in the center of the screen and move the camera with him or her.</text:p>
      <text:p text:style-name="P8">Regarding the camera setup… keep the follow focus on at all times when you are shooting sports.</text:p>
      <text:p text:style-name="P8">And... photographing sports requires quick reflexes to respond to the “action on the field”. Using the shutter button might be a bit to slow so you might want to use the volume control <text:span text:style-name="T7">button, the action button or the control button </text:span>to fire the shutter.</text:p>
      <text:p text:style-name="P8">And... generally speaking, if you are photographing during the day in bright sunlight or even in mild overcasts you should have enough shutter speed to stop the action but if you want to make sure you can go into “Pro” mode, if your camera offers it, and, while leaving everything else set to “Auto”, set the shutter speed to 1/500 of a second or 1/1000 of a second.</text:p>
      <text:p text:style-name="P8">Finally, KEEP YOURSELF SAFE. Don’t get so wrapped up in the photography that you lose sight of what is going on around you. PAY ATTENTION TO THE ACTION.</text:p>
      <text:p text:style-name="P7">Architecture</text:p>
      <text:p text:style-name="P8">People photograph buildings for any number of reasons. It could be an interest in the development of their city or town. It could be because they are a studying drafting and want to see how the “real-life thing” compares with the drawings. It could be to maintain a view for the historical record. It could be… any number of reasons. It used to be that a photographer interested in architectural work would have to have very specialized equipment but now the camera in your smartphone is more than sufficient to do this kind of work especially with its wide and ultra wide cameras.</text:p>
      <text:p text:style-name="P8">The first step in architectural photography might seem a bit silly but it is to get to know your building. In much the same way a sports photographer needs to know and understand the sport she is photographing, the architectural photographer needs to know a bit about the building being photographed. What is the building used for? Has it always been used for this purpose? Is this the original building? Are there additions that have been built on? Are there <text:soft-page-break/>other buildings related to this one on the property? Knowing the basic facts about the building goes a long way to telling the building’s story.</text:p>
      <text:p text:style-name="P8">The other thing that you want to do as you are getting familiar with the building is to look at how the light hits it at various times of day. It allows you to see what areas are highlighted and what areas are in shadow. This can help in planning the best times to photograph. Another thing to look at is the camera orientation which should ?t the building – either portrait or landscape.</text:p>
      <text:p text:style-name="P8">Plan to take both overall and detail photographs. The overall photographs will most likely be made with the wide or ultra-wide lens while the detail photographs will most likely be made with the telephoto lens. Plan to photograph the building from different perspectives. When using the wide lens you may run into a characteristic linear distortion known as “barrel distortion” where the vertical lines of the subject are curved. On some cameras <text:span text:style-name="T8">a correction </text:span>feature is automatically applied while on others it can be switched on or off. If the correction factor is switchable on your camera make sure it is on when an exposure is made because often you can’t apply the correction afterward. Of course a correction can be applied <text:span text:style-name="T8">in</text:span> your post processing software.</text:p>
      <text:p text:style-name="P8">The other distortion to be aware of is keystoning or vertical convergence. This happens when you tip the camera back to capture more of a tall building in the frame. The vertical lines of the building appear to angle in towards each other rather than being straight up and down. Again, most cameras have a correction factor built into the software that will minimize this distortion. Generally the "full fix" for this is using the perspective control function in your post processing software.</text:p>
      <text:p text:style-name="P8">These distortions may be more pronounced when using the ultra-wide lens.</text:p>
      <text:p text:style-name="P8">If you go inside to photograph, depending on the light levels, you might have to use your camera’s night mode (this is really a low light levels mode, not just for “night” work).</text:p>
      <text:p text:style-name="P8">Food</text:p>
      <text:p text:style-name="P8">It was a thing for awhile – go to Bob’s Boca Burger BustOut and take a photo of whatever you order and post it to Twitter or Facebook or MySpace or wherever. Sit back and watch the likes come rolling in. From this some folks actually got the idea they were food photographers.</text:p>
      <text:p text:style-name="P8">In a word – No.</text:p>
      <text:p text:style-name="P8">Food photography is a highly specialized genre with photographers, stylists and other technicians spend<text:span text:style-name="T9">ing</text:span> hours making that burger or ravioli or slice of cake look as good as absolutely good possible. Just like product photography, there are big studios, big crews, big lighting, big cameras and big tethering. But if you are one of the thousands of cooks in the cottage food industry who prepares the treats seen and sampled at farmers markets, craft shows and county fairs, nothing says that you can’t produce astonishingly high quality work using your smartphone camera. Of course the food that will be the subject of the photograph has to be appetizing and presented perfectly.</text:p>
      <text:p text:style-name="P8"><text:soft-page-break/>The first consideration here is the lighting. The choice, again, is natural lighting either by a window or in a room with a bright, non-directional light field. A lot of this kind of work in studios is shot from around a 45 degree angle to the food. For flatter foods you want to shoot the photograph from almost directly overhead. A slight angle will give the photograph some depth. Here you can use any complimentary background.</text:p>
      <text:p text:style-name="P8">For “taller” foods you want to shoot from an angle just slightly higher than parallel with the subject. Again this is just enough to give the subject some depth. For this photograph you want to use a neutral background which might be a sweep or a kitchen setting with the background thrown out of focus either by manipulating the camera/subject – subject/background distances or by using portrait mode. If you go with portrait mode just be aware that as good as it is, it still has difficulty recognizing the outlines of glass objects so you may get some unintended ghosting.</text:p>
      <text:p text:style-name="P8">To do the actual photography use a tripod and the camera’s self timer set for 10 seconds as it was with the product work.</text:p>
      <text:p text:style-name="P7">Cityscape</text:p>
      <text:p text:style-name="P8">Many sources that deal with photographic genre tend to lump cityscape in with street photography and nothing could be further from reality. To put it simply while cityscape photography and street photography will often be done in the same place they are entirely different in practice and focus (we deal with street photography in the next section). The cityscape photographer treats the urban environment in much the same way the landscape photographer deals with the natural environment.</text:p>
      <text:p text:style-name="P8">Buildings become mountains or rolling hills depending on the height. Streets become graceful valleys or deep canyons. Those narrow alleys between buildings become ravines. Depending on their relative size, parks can be welcome clearings in the environment or sweeping savannas. Granted there will be crowds, cars, trucks, etc. etc. but they are all simply part of the environment.</text:p>
      <text:p text:style-name="P8">The approach to photographing this urban environment is practically the same as photographing in the natural environment. While some will go out with big camera, cumbersome bag and unmanageable tripod, identifying themselves immediately as a photographer, with just a smartphone camera in hand you become just another inconspicuous, non-extraordinary person with a phone.</text:p>
      <text:p text:style-name="P8">When you are out investigating the urban environment you will probably be working back and forth between the wide lens and telephoto lens. If you have one of the super-zoom flagship smartphone cameras you may occasionally touch the 10x telephoto. It is recommended that you work in photo mode, allowing the camera to make th<text:span text:style-name="T9">e</text:span> exposure decisions for you while you concentrate more on what you are going to photograph.</text:p>
      <text:p text:style-name="P8">And don’t forget, cityscape work can be done at night.</text:p>
      <text:p text:style-name="P7">Street</text:p>
      <text:p text:style-name="P8"><text:soft-page-break/>Street photography is all about capturing candid photographs of people in public… in capturing the life on the street, if you will. Street photography happens in the same place as cityscape work but the emphasis is different. Cityscape focuses on the urban environment itself. Street photography focuses on the people and their activity within that environment. Another way to appreciate the differences is that in cityscape photography the people are incidental to the environment while in street photography the environment is incidental to the people.</text:p>
      <text:p text:style-name="P8">A couple of points about street photography – generally the street photographer wants to be as anonymous <text:span text:style-name="T9">as possible, </text:span>melding into the background. Here is the advantage of the smartphone camera. With no big camera bag, no identified camera – and yes, most people notice when you lift even a small discrete camera – you can achieve that goal <text:span text:style-name="T9">with just your smartphone camera</text:span>. Especially if you have the shutter sound turned off. With the wide angle camera you might have to get “right on top of” the scene you want to photograph, defeating the goal of being as invisible as possible so you will need to work as much as possible telephoto cameras.</text:p>
      <text:p text:style-name="P8">The second point has to do with your “behavior” and personal safety as a street photographer. This applies to cityscape work as well. A sure-fire way to call attention to yourself and what you are doing is to obviously review the photograph you just shot. Wait until all the photography for the session is done and then you can review the work without “giving the game away”.</text:p>
      <text:p text:style-name="P12">And this may be critical to your work as now people are a lot more sensitive to having their photograph taken by an “unknown stranger” and have become aggressively argumentative with photographers. It has been reported that photographers have had threats made against them and had equipment damaged. This is especially sensitive if <text:s/><text:span text:style-name="T10">someone</text:span> believes children <text:span text:style-name="T10">are </text:span>involved. </text:p>
      <text:p text:style-name="P12">‘Tis sometimes better to be thought just a tourist... let the camera do the heavy lifting for exposure.</text:p>
      <text:p text:style-name="P8">And don’t forget, street photography work can be done at night.</text:p>
      <text:p text:style-name="P13"> </text:p>
      <text:p text:style-name="P13"> </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2" style:list-style-name="" style:class="text">
      <style:paragraph-properties fo:margin-top="0.048in" fo:margin-bottom="0in" style:contextual-spacing="false"/>
      <style:text-properties style:font-name="Arial1" fo:font-family="Arial" style:font-family-generic="swiss" style:font-pitch="variable" fo:font-size="16pt" fo:language="en" fo:country="US"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4T12:27:33.718000000</meta:creation-date>
    <dc:date>2024-11-28T08:23:54.926000000</dc:date>
    <meta:editing-duration>PT45M48S</meta:editing-duration>
    <meta:editing-cycles>9</meta:editing-cycles>
    <meta:generator>LibreOffice/24.8.3.2$Windows_X86_64 LibreOffice_project/48a6bac9e7e268aeb4c3483fcf825c94556d9f92</meta:generator>
    <meta:document-statistic meta:table-count="0" meta:image-count="0" meta:object-count="0" meta:page-count="9" meta:paragraph-count="85" meta:word-count="4546" meta:character-count="26047" meta:non-whitespace-character-count="21554"/>
  </office:meta>
</office:document-meta>
</file>